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e9f" officeooo:paragraph-rsid="001bf31c"/>
    </style:style>
    <style:style style:name="P2" style:family="paragraph" style:parent-style-name="Standard">
      <style:text-properties officeooo:rsid="00186e9f" officeooo:paragraph-rsid="001f0b2c"/>
    </style:style>
    <style:style style:name="P3" style:family="paragraph" style:parent-style-name="Standard">
      <style:text-properties officeooo:rsid="00186e9f" officeooo:paragraph-rsid="0020a68c"/>
    </style:style>
    <style:style style:name="P4" style:family="paragraph" style:parent-style-name="Standard">
      <style:text-properties officeooo:rsid="00186e9f" officeooo:paragraph-rsid="0021d0dc"/>
    </style:style>
    <style:style style:name="P5" style:family="paragraph" style:parent-style-name="Standard">
      <style:text-properties fo:font-size="13pt" officeooo:rsid="00186e9f" officeooo:paragraph-rsid="001bf31c" style:font-size-asian="13pt" style:font-size-complex="13pt"/>
    </style:style>
    <style:style style:name="P6" style:family="paragraph" style:parent-style-name="Standard">
      <style:text-properties fo:font-size="13pt" officeooo:rsid="00186e9f" officeooo:paragraph-rsid="00186e9f" style:font-size-asian="13pt" style:font-size-complex="13pt"/>
    </style:style>
    <style:style style:name="P7" style:family="paragraph" style:parent-style-name="Standard">
      <style:text-properties fo:font-size="13pt" officeooo:rsid="00186e9f" officeooo:paragraph-rsid="001a7a4a" style:font-size-asian="13pt" style:font-size-complex="13pt"/>
    </style:style>
    <style:style style:name="P8" style:family="paragraph" style:parent-style-name="Standard">
      <style:text-properties fo:font-size="18pt" officeooo:rsid="00186e9f" officeooo:paragraph-rsid="0021d0dc" style:font-size-asian="18pt" style:font-size-complex="18pt"/>
    </style:style>
    <style:style style:name="P9" style:family="paragraph" style:parent-style-name="Standard">
      <style:text-properties style:text-position="super 58%" style:font-name="Liberation Serif1" fo:font-size="15pt" officeooo:rsid="001f0b2c" officeooo:paragraph-rsid="001f0b2c" style:font-size-asian="15pt" style:font-size-complex="15pt"/>
    </style:style>
    <style:style style:name="P10" style:family="paragraph" style:parent-style-name="Standard">
      <style:text-properties fo:font-size="15pt" fo:font-weight="bold" officeooo:rsid="000d71ba" officeooo:paragraph-rsid="00293578" style:font-size-asian="15pt" style:font-weight-asian="bold" style:font-size-complex="15pt" style:font-weight-complex="bold"/>
    </style:style>
    <style:style style:name="P11" style:family="paragraph" style:parent-style-name="Text_20_body">
      <style:text-properties fo:font-size="14pt" officeooo:rsid="00186e9f" officeooo:paragraph-rsid="001bf31c" style:font-size-asian="14pt" style:font-size-complex="14pt"/>
    </style:style>
    <style:style style:name="P12" style:family="paragraph" style:parent-style-name="Text_20_body">
      <style:text-properties fo:font-size="14pt" officeooo:rsid="00186e9f" officeooo:paragraph-rsid="0024a8bd" style:font-size-asian="14pt" style:font-size-complex="14pt"/>
    </style:style>
    <style:style style:name="P13" style:family="paragraph" style:parent-style-name="Text_20_body">
      <style:text-properties officeooo:paragraph-rsid="0024a8bd"/>
    </style:style>
    <style:style style:name="P14" style:family="paragraph" style:parent-style-name="Text_20_body">
      <style:text-properties officeooo:paragraph-rsid="00267f4c"/>
    </style:style>
    <style:style style:name="P15" style:family="paragraph" style:parent-style-name="Heading_20_1">
      <style:text-properties officeooo:rsid="00186e9f" officeooo:paragraph-rsid="001bf31c"/>
    </style:style>
    <style:style style:name="T1" style:family="text">
      <style:text-properties officeooo:rsid="001bcbdf"/>
    </style:style>
    <style:style style:name="T2" style:family="text">
      <style:text-properties officeooo:rsid="001d982e"/>
    </style:style>
    <style:style style:name="T3" style:family="text">
      <style:text-properties officeooo:rsid="001db0a4"/>
    </style:style>
    <style:style style:name="T4" style:family="text">
      <style:text-properties officeooo:rsid="001e5ae6"/>
    </style:style>
    <style:style style:name="T5" style:family="text">
      <style:text-properties officeooo:rsid="001f0b2c"/>
    </style:style>
    <style:style style:name="T6" style:family="text">
      <style:text-properties style:text-position="super 58%" style:font-name="Liberation Serif1" fo:font-size="18pt" officeooo:rsid="001f0b2c" style:font-size-asian="18pt" style:font-size-complex="18pt"/>
    </style:style>
    <style:style style:name="T7" style:family="text">
      <style:text-properties style:text-position="super 58%" style:font-name="Liberation Serif1" fo:font-size="18pt" officeooo:rsid="001f0b2c" style:font-name-asian="Liberation Serif1" style:font-size-asian="18pt" style:font-name-complex="Liberation Serif1" style:font-size-complex="18pt"/>
    </style:style>
    <style:style style:name="T8" style:family="text">
      <style:text-properties style:text-position="super 58%" style:font-name="Liberation Serif1" fo:font-size="18pt" officeooo:rsid="0020a68c" style:font-name-asian="Liberation Serif1" style:font-size-asian="18pt" style:font-name-complex="Liberation Serif1" style:font-size-complex="18pt"/>
    </style:style>
    <style:style style:name="T9" style:family="text">
      <style:text-properties style:text-position="super 58%" style:font-name="Liberation Serif1" fo:font-size="18pt" fo:font-weight="normal" officeooo:rsid="001f0b2c" style:font-name-asian="Liberation Serif1" style:font-size-asian="18pt" style:font-weight-asian="normal" style:font-name-complex="Liberation Serif1" style:font-size-complex="18pt" style:font-weight-complex="normal"/>
    </style:style>
    <style:style style:name="T10" style:family="text">
      <style:text-properties style:text-position="super 58%" style:font-name="Liberation Serif1" fo:font-size="18pt" fo:font-weight="normal" officeooo:rsid="0020a68c" style:font-name-asian="Liberation Serif1" style:font-size-asian="18pt" style:font-weight-asian="normal" style:font-name-complex="Liberation Serif1" style:font-size-complex="18pt" style:font-weight-complex="normal"/>
    </style:style>
    <style:style style:name="T11" style:family="text">
      <style:text-properties style:text-position="super 58%" style:font-name="Liberation Serif1" fo:font-size="18pt" fo:font-weight="normal" officeooo:rsid="0010dbcd" style:font-name-asian="Liberation Serif1" style:font-size-asian="18pt" style:font-weight-asian="normal" style:font-name-complex="Liberation Serif1" style:font-size-complex="18pt" style:font-weight-complex="normal"/>
    </style:style>
    <style:style style:name="T12" style:family="text">
      <style:text-properties style:text-position="super 58%" style:font-name="Liberation Serif1" fo:font-size="18pt" fo:font-weight="normal" officeooo:rsid="00293578" style:font-name-asian="Liberation Serif1" style:font-size-asian="18pt" style:font-weight-asian="normal" style:font-name-complex="Liberation Serif1" style:font-size-complex="18pt" style:font-weight-complex="normal"/>
    </style:style>
    <style:style style:name="T13" style:family="text">
      <style:text-properties style:text-position="super 58%" fo:font-size="18pt" officeooo:rsid="001f0b2c" style:font-size-asian="18pt" style:font-size-complex="18pt"/>
    </style:style>
    <style:style style:name="T14" style:family="text">
      <style:text-properties style:text-position="super 58%" fo:font-size="20pt" officeooo:rsid="001f0b2c" style:font-size-asian="20pt" style:font-size-complex="20pt"/>
    </style:style>
    <style:style style:name="T15" style:family="text">
      <style:text-properties style:font-name="Liberation Serif1" fo:font-size="18pt" officeooo:rsid="001f0b2c" style:font-size-asian="18pt" style:font-size-complex="18pt"/>
    </style:style>
    <style:style style:name="T16" style:family="text">
      <style:text-properties style:text-position="sub 58%" style:font-name="Liberation Serif" fo:font-size="18pt" officeooo:rsid="001f0b2c" style:font-size-asian="18pt" style:font-size-complex="18pt"/>
    </style:style>
    <style:style style:name="T17" style:family="text">
      <style:text-properties style:text-position="sub 58%" style:font-name="Liberation Serif1" officeooo:rsid="001f0b2c"/>
    </style:style>
    <style:style style:name="T18" style:family="text">
      <style:text-properties style:text-position="sub 58%" style:font-name="Liberation Serif1" fo:font-size="18pt" officeooo:rsid="001f0b2c" style:font-size-asian="18pt" style:font-size-complex="18pt"/>
    </style:style>
    <style:style style:name="T19" style:family="text">
      <style:text-properties style:text-position="sub 58%" style:font-name="Liberation Serif1" fo:font-size="18pt" officeooo:rsid="001f0b2c" style:font-name-asian="Liberation Serif1" style:font-size-asian="18pt" style:font-name-complex="Liberation Serif1" style:font-size-complex="18pt"/>
    </style:style>
    <style:style style:name="T20" style:family="text">
      <style:text-properties style:text-position="sub 58%" style:font-name="Liberation Serif1" fo:font-size="18pt" fo:font-weight="normal" officeooo:rsid="0010dbcd" style:font-name-asian="Liberation Serif1" style:font-size-asian="18pt" style:font-weight-asian="normal" style:font-name-complex="Liberation Serif1" style:font-size-complex="18pt" style:font-weight-complex="normal"/>
    </style:style>
    <style:style style:name="T21" style:family="text">
      <style:text-properties style:text-position="sub 58%" style:font-name="Liberation Serif1" fo:font-size="18pt" fo:font-weight="normal" officeooo:rsid="001f0b2c" style:font-name-asian="Liberation Serif1" style:font-size-asian="18pt" style:font-weight-asian="normal" style:font-name-complex="Liberation Serif1" style:font-size-complex="18pt" style:font-weight-complex="normal"/>
    </style:style>
    <style:style style:name="T22" style:family="text">
      <style:text-properties style:text-position="sub 58%" style:font-name="Liberation Serif1" fo:font-size="18pt" fo:font-weight="normal" officeooo:rsid="00293578" style:font-name-asian="Liberation Serif1" style:font-size-asian="18pt" style:font-weight-asian="normal" style:font-name-complex="Liberation Serif1" style:font-size-complex="18pt" style:font-weight-complex="normal"/>
    </style:style>
    <style:style style:name="T23" style:family="text">
      <style:text-properties style:text-position="sub 58%" style:font-name="Liberation Serif1" fo:font-size="13pt" officeooo:rsid="001f0b2c" style:font-size-asian="13pt" style:font-size-complex="13pt"/>
    </style:style>
    <style:style style:name="T24" style:family="text">
      <style:text-properties style:text-position="sub 58%" style:font-name="Liberation Serif1" fo:font-size="13pt" officeooo:rsid="0024a8bd" style:font-size-asian="13pt" style:font-size-complex="13pt"/>
    </style:style>
    <style:style style:name="T25" style:family="text">
      <style:text-properties style:text-position="sub 58%" fo:font-size="18pt" officeooo:rsid="001f0b2c" style:font-size-asian="18pt" style:font-size-complex="18pt"/>
    </style:style>
    <style:style style:name="T26" style:family="text">
      <style:text-properties style:text-position="0% 100%" style:font-name="Liberation Serif" fo:font-size="18pt" officeooo:rsid="001f0b2c" style:font-size-asian="18pt" style:font-size-complex="18pt"/>
    </style:style>
    <style:style style:name="T27" style:family="text">
      <style:text-properties style:text-position="0% 100%" style:font-name="Liberation Serif1" officeooo:rsid="001f0b2c"/>
    </style:style>
    <style:style style:name="T28" style:family="text">
      <style:text-properties style:text-position="0% 100%" style:font-name="Liberation Serif1" fo:font-size="18pt" officeooo:rsid="001f0b2c" style:font-size-asian="18pt" style:font-size-complex="18pt"/>
    </style:style>
    <style:style style:name="T29" style:family="text">
      <style:text-properties style:text-position="0% 100%" style:font-name="Liberation Serif1" fo:font-size="18pt" officeooo:rsid="0021d0dc" style:font-size-asian="18pt" style:font-size-complex="18pt"/>
    </style:style>
    <style:style style:name="T30" style:family="text">
      <style:text-properties style:text-position="0% 100%" style:font-name="Liberation Serif1" fo:font-size="18pt" officeooo:rsid="001f0b2c" style:font-name-asian="Liberation Serif1" style:font-size-asian="18pt" style:font-name-complex="Liberation Serif1" style:font-size-complex="18pt"/>
    </style:style>
    <style:style style:name="T31" style:family="text">
      <style:text-properties style:text-position="0% 100%" style:font-name="Liberation Serif1" fo:font-size="18pt" officeooo:rsid="0020a68c" style:font-name-asian="Liberation Serif1" style:font-size-asian="18pt" style:font-name-complex="Liberation Serif1" style:font-size-complex="18pt"/>
    </style:style>
    <style:style style:name="T32" style:family="text">
      <style:text-properties style:text-position="0% 100%" style:font-name="Liberation Serif1" fo:font-size="18pt" fo:font-weight="normal" officeooo:rsid="001f0b2c" style:font-name-asian="Liberation Serif1" style:font-size-asian="18pt" style:font-weight-asian="normal" style:font-name-complex="Liberation Serif1" style:font-size-complex="18pt" style:font-weight-complex="normal"/>
    </style:style>
    <style:style style:name="T33" style:family="text">
      <style:text-properties style:text-position="0% 100%" style:font-name="Liberation Serif1" fo:font-size="18pt" fo:font-weight="normal" officeooo:rsid="0010dbcd" style:font-name-asian="Liberation Serif1" style:font-size-asian="18pt" style:font-weight-asian="normal" style:font-name-complex="Liberation Serif1" style:font-size-complex="18pt" style:font-weight-complex="normal"/>
    </style:style>
    <style:style style:name="T34" style:family="text">
      <style:text-properties style:text-position="0% 100%" style:font-name="Liberation Serif1" fo:font-size="18pt" fo:font-weight="normal" officeooo:rsid="0024a8bd" style:font-name-asian="Liberation Serif1" style:font-size-asian="18pt" style:font-weight-asian="normal" style:font-name-complex="Liberation Serif1" style:font-size-complex="18pt" style:font-weight-complex="normal"/>
    </style:style>
    <style:style style:name="T35" style:family="text">
      <style:text-properties style:text-position="0% 100%" style:font-name="Liberation Serif1" fo:font-size="18pt" fo:font-weight="normal" officeooo:rsid="0010c10b" style:font-name-asian="Liberation Serif1" style:font-size-asian="18pt" style:font-weight-asian="normal" style:font-name-complex="Liberation Serif1" style:font-size-complex="18pt" style:font-weight-complex="normal"/>
    </style:style>
    <style:style style:name="T36" style:family="text">
      <style:text-properties style:text-position="0% 100%" style:font-name="Liberation Serif1" fo:font-size="18pt" fo:font-weight="normal" officeooo:rsid="0020a68c" style:font-name-asian="Liberation Serif1" style:font-size-asian="18pt" style:font-weight-asian="normal" style:font-name-complex="Liberation Serif1" style:font-size-complex="18pt" style:font-weight-complex="normal"/>
    </style:style>
    <style:style style:name="T37" style:family="text">
      <style:text-properties style:text-position="0% 100%" style:font-name="Liberation Serif1" fo:font-size="18pt" fo:font-weight="normal" officeooo:rsid="00293578" style:font-name-asian="Liberation Serif1" style:font-size-asian="18pt" style:font-weight-asian="normal" style:font-name-complex="Liberation Serif1" style:font-size-complex="18pt" style:font-weight-complex="normal"/>
    </style:style>
    <style:style style:name="T38" style:family="text">
      <style:text-properties style:text-position="0% 100%" style:font-name="Liberation Serif1" officeooo:rsid="0021d0dc"/>
    </style:style>
    <style:style style:name="T39" style:family="text">
      <style:text-properties style:text-position="0% 100%" style:font-name="Liberation Serif1" fo:font-weight="bold" officeooo:rsid="0021d0dc" style:font-weight-asian="bold" style:font-weight-complex="bold"/>
    </style:style>
    <style:style style:name="T40" style:family="text">
      <style:text-properties style:text-position="0% 100%" style:font-name="Liberation Serif1" fo:font-weight="bold" officeooo:rsid="00232b38" style:font-weight-asian="bold" style:font-weight-complex="bold"/>
    </style:style>
    <style:style style:name="T41" style:family="text">
      <style:text-properties style:text-position="0% 100%" style:font-name="Liberation Serif1" fo:font-size="13pt" officeooo:rsid="001f0b2c" style:font-size-asian="13pt" style:font-size-complex="13pt"/>
    </style:style>
    <style:style style:name="T42" style:family="text">
      <style:text-properties style:text-position="0% 100%" style:font-name="Liberation Serif1" fo:font-size="13pt" officeooo:rsid="0024a8bd" style:font-size-asian="13pt" style:font-size-complex="13pt"/>
    </style:style>
    <style:style style:name="T43" style:family="text">
      <style:text-properties style:text-position="0% 100%" style:font-name="Liberation Serif1" fo:font-size="13pt" officeooo:rsid="00267f4c" style:font-size-asian="13pt" style:font-size-complex="13pt"/>
    </style:style>
    <style:style style:name="T44" style:family="text">
      <style:text-properties style:text-position="0% 100%" style:font-name="Liberation Serif1" fo:font-size="13pt" officeooo:rsid="00277b6f" style:font-size-asian="13pt" style:font-size-complex="13pt"/>
    </style:style>
    <style:style style:name="T45" style:family="text">
      <style:text-properties style:text-position="0% 100%" style:font-name="Liberation Serif1" fo:font-size="14pt" fo:font-weight="normal" officeooo:rsid="0024a8bd" style:font-name-asian="Liberation Serif1" style:font-size-asian="14pt" style:font-weight-asian="normal" style:font-name-complex="Liberation Serif1" style:font-size-complex="14pt" style:font-weight-complex="normal"/>
    </style:style>
    <style:style style:name="T46" style:family="text">
      <style:text-properties style:text-position="0% 100%" style:font-name="Liberation Serif1" fo:font-size="14pt" fo:font-weight="normal" officeooo:rsid="0010c10b" style:font-name-asian="Liberation Serif1" style:font-size-asian="14pt" style:font-weight-asian="normal" style:font-name-complex="Liberation Serif1" style:font-size-complex="14pt" style:font-weight-complex="normal"/>
    </style:style>
    <style:style style:name="T47" style:family="text">
      <style:text-properties style:text-position="0% 100%" style:font-name="Liberation Serif1" fo:font-size="14pt" fo:font-weight="normal" officeooo:rsid="0010dbcd" style:font-name-asian="Liberation Serif1" style:font-size-asian="14pt" style:font-weight-asian="normal" style:font-name-complex="Liberation Serif1" style:font-size-complex="14pt" style:font-weight-complex="normal"/>
    </style:style>
    <style:style style:name="T48" style:family="text">
      <style:text-properties style:text-position="0% 100%" fo:font-size="18pt" officeooo:rsid="001f0b2c" style:font-size-asian="18pt" style:font-size-complex="18pt"/>
    </style:style>
    <style:style style:name="T49" style:family="text">
      <style:text-properties style:text-position="0% 100%" fo:font-size="18pt" officeooo:rsid="0021d0dc" style:font-size-asian="18pt" style:font-size-complex="18pt"/>
    </style:style>
    <style:style style:name="T50" style:family="text">
      <style:text-properties fo:font-size="18pt" officeooo:rsid="001f0b2c" style:font-size-asian="18pt" style:font-size-complex="18pt"/>
    </style:style>
    <style:style style:name="T51" style:family="text">
      <style:text-properties fo:font-size="18pt" officeooo:rsid="0021d0dc" style:font-size-asian="18pt" style:font-size-complex="18pt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13pt" officeooo:rsid="001f0b2c" style:font-size-asian="13pt" style:font-size-complex="13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bf31c" style:font-weight-asian="bold" style:font-weight-complex="bold"/>
    </style:style>
    <style:style style:name="T56" style:family="text">
      <style:text-properties officeooo:rsid="0024a8bd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28f072" style:font-size-asian="14pt" style:font-size-complex="14pt"/>
    </style:style>
    <style:style style:name="T59" style:family="text">
      <style:text-properties fo:font-size="12pt" fo:font-weight="normal" officeooo:rsid="0028f072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...................................................................................................................................................</text:p>
      <text:p text:style-name="P6">**<text:span text:style-name="T54">Supervised Learning</text:span>: Data set given. Give result for a new query, using the data set, based on some algorithm.</text:p>
      <text:p text:style-name="P6"/>
      <text:p text:style-name="P6"><text:tab/>Regression problems: output is a set of continues values, i.e. to predict continuous valued outputs. (price of house)</text:p>
      <text:p text:style-name="P6"/>
      <text:p text:style-name="P6"><text:tab/>Classification problems: Discrete valued outputs. (yes/no or class1/class2/class3)</text:p>
      <text:p text:style-name="P6"/>
      <text:p text:style-name="P6">....................................................................................................................................................</text:p>
      <text:p text:style-name="P6"/>
      <text:p text:style-name="P6">**<text:span text:style-name="T54">Unsupervised Learning</text:span>: Given some data, find a pattern. Group data into categories.</text:p>
      <text:p text:style-name="P7"><text:tab/></text:p>
      <text:p text:style-name="P7"><text:tab/>Clustering algorithm. (google news, computer clusters, social network groups, market segmentation, astronomical data analysis)</text:p>
      <text:p text:style-name="P7"/>
      <text:p text:style-name="P7"><text:tab/><text:span text:style-name="T1">Cock-Tail Party Algorithm. (Separate 2 or more voices)</text:span></text:p>
      <text:p text:style-name="P5">....................................................................................................................................................</text:p>
      <text:p text:style-name="P7"/>
      <text:p text:style-name="P7">**<text:span text:style-name="T55">Linear Regression with one variable (Univariate)</text:span></text:p>
      <text:p text:style-name="P7"><text:tab/>*<text:span text:style-name="T2">Model Representations:</text:span></text:p>
      <text:p text:style-name="P7"><text:tab/><text:tab/><text:span text:style-name="T3">m: no of training examples</text:span></text:p>
      <text:p text:style-name="P7"><text:tab/><text:tab/><text:span text:style-name="T3">x: input variables/features</text:span></text:p>
      <text:p text:style-name="P7"><text:tab/><text:tab/><text:span text:style-name="T3">y: output variables/targets</text:span></text:p>
      <text:p text:style-name="P7"><text:tab/><text:tab/><text:span text:style-name="T4">h: hypothesis function</text:span></text:p>
      <text:p text:style-name="P3"><text:tab/><text:tab/><text:tab/><text:span text:style-name="T50">h</text:span><text:span text:style-name="T18">θ</text:span><text:span text:style-name="T50">(x</text:span><text:span text:style-name="T13">(i)</text:span><text:span text:style-name="T50">)=</text:span><text:span text:style-name="T15">θ</text:span><text:span text:style-name="T16">0 </text:span><text:span text:style-name="T26">+ </text:span><text:span text:style-name="T28">θ</text:span><text:span text:style-name="T18">1 </text:span><text:span text:style-name="T28">* x</text:span><text:span text:style-name="T6">(i)</text:span></text:p>
      <text:p text:style-name="P9"/>
      <text:p text:style-name="P2"><text:s/><text:tab/><text:span text:style-name="T52">*</text:span><text:span text:style-name="T53">Cost Function</text:span><text:span text:style-name="T5"><text:tab/><text:tab/> <text:s text:c="10"/></text:span><text:span text:style-name="T25">m</text:span></text:p>
      <text:p text:style-name="P3"><text:tab/><text:tab/><text:span text:style-name="T51">J(</text:span><text:span text:style-name="T15">θ</text:span><text:span text:style-name="T18">0 </text:span><text:span text:style-name="T28">, θ</text:span><text:span text:style-name="T18">1</text:span><text:span text:style-name="T29">)</text:span><text:span text:style-name="T18"> </text:span><text:span text:style-name="T29">=</text:span><text:span text:style-name="T28"> (1/2*m) </text:span><text:span text:style-name="T30">∑ </text:span><text:span text:style-name="T31">( </text:span><text:span text:style-name="T30">h</text:span><text:span text:style-name="T19">θ</text:span><text:span text:style-name="T30">(x</text:span><text:span text:style-name="T7">(i)</text:span><text:span text:style-name="T30">) - </text:span><text:span text:style-name="T31">y</text:span><text:span text:style-name="T8">(i)</text:span><text:span text:style-name="T31">)</text:span><text:span text:style-name="T8">2</text:span></text:p>
      <text:p text:style-name="P1"><text:tab/><text:tab/><text:tab/><text:tab/><text:tab/> <text:s text:c="9"/><text:span text:style-name="T13">i=1</text:span></text:p>
      <text:p text:style-name="P4"><text:span text:style-name="T13"><text:tab/><text:tab/></text:span><text:span text:style-name="T14"> </text:span><text:span text:style-name="T48">minimize </text:span><text:span text:style-name="T49">J(</text:span><text:span text:style-name="T28">θ</text:span><text:span text:style-name="T18">0 </text:span><text:span text:style-name="T28">, θ</text:span><text:span text:style-name="T18">1</text:span><text:span text:style-name="T29">)</text:span></text:p>
      <text:p text:style-name="P8"><text:span text:style-name="T38"><text:tab/><text:tab/>J(</text:span><text:span text:style-name="T27">θ</text:span><text:span text:style-name="T17">0 </text:span><text:span text:style-name="T27">, θ</text:span><text:span text:style-name="T17">1</text:span><text:span text:style-name="T38">) : </text:span><text:span text:style-name="T39">Cost Function/</text:span><text:span text:style-name="T40">squared error cost function</text:span></text:p>
      <text:p text:style-name="P1">................................................................................................................................................................</text:p>
      <text:h text:style-name="P15" text:outline-level="1"><text:bookmark text:name="firstHeading"/><text:span text:style-name="T57">**Gradient Descent/</text:span><text:span text:style-name="T58">(Batch(</text:span><text:span text:style-name="T59">as we take into consideration all the training examples for every step</text:span><text:span text:style-name="T58">) Gradient Descent)</text:span><text:span text:style-name="T57">:</text:span></text:h>
      <text:p text:style-name="P11"><text:tab/><text:span text:style-name="T56">1)Select any point</text:span></text:p>
      <text:p text:style-name="P12"><text:tab/><text:span text:style-name="T56">2)Move in <text:s/>a direction to reduce J(</text:span><text:span text:style-name="T41">θ</text:span><text:span text:style-name="T23">0 </text:span><text:span text:style-name="T41">, θ</text:span><text:span text:style-name="T23">1</text:span><text:span text:style-name="T56">) by changing <text:s/></text:span><text:span text:style-name="T41">θ</text:span><text:span text:style-name="T23">0 </text:span><text:span text:style-name="T41">, θ</text:span><text:span text:style-name="T23">1</text:span></text:p>
      <text:p text:style-name="P13"><text:span text:style-name="T23"><text:tab/></text:span><text:span text:style-name="T42">temp0</text:span><text:span text:style-name="T41">:</text:span><text:span text:style-name="T42">=</text:span><text:span text:style-name="T23"> </text:span><text:span text:style-name="T41">θ</text:span><text:span text:style-name="T23">0 <text:s/></text:span><text:span text:style-name="T41">- </text:span><text:span text:style-name="T42">α*(partial derivative of J wrt </text:span><text:span text:style-name="T41">θ</text:span><text:span text:style-name="T23">0</text:span><text:span text:style-name="T42">)</text:span></text:p>
      <text:p text:style-name="P13"><text:span text:style-name="T42"><text:tab/>temp1</text:span><text:span text:style-name="T41">:</text:span><text:span text:style-name="T42">=</text:span><text:span text:style-name="T23"> </text:span><text:span text:style-name="T41">θ</text:span><text:span text:style-name="T24">1</text:span><text:span text:style-name="T23"> <text:s/></text:span><text:span text:style-name="T41">- </text:span><text:span text:style-name="T42">α*(partial derivative of J wrt </text:span><text:span text:style-name="T41">θ</text:span><text:span text:style-name="T24">1</text:span><text:span text:style-name="T42">)</text:span></text:p>
      <text:p text:style-name="P13"><text:span text:style-name="T42"><text:tab/></text:span><text:span text:style-name="T41">θ</text:span><text:span text:style-name="T23">0 </text:span><text:span text:style-name="T41">:</text:span><text:span text:style-name="T42">=</text:span><text:span text:style-name="T23"> </text:span><text:span text:style-name="T42">temp0<text:tab/><text:tab/><text:tab/> <text:s text:c="8"/></text:span><text:span text:style-name="T43">Simultanious update </text:span></text:p>
      <text:p text:style-name="P14"><text:span text:style-name="T42"><text:tab/></text:span><text:span text:style-name="T41">θ</text:span><text:span text:style-name="T24">1 </text:span><text:span text:style-name="T42">:= temp1 <text:s text:c="34"/>α </text:span><text:span text:style-name="T43">is learning </text:span><text:span text:style-name="T44">rate</text:span><text:span text:style-name="T43"> which decides the step size</text:span></text:p>
      <text:p text:style-name="P10"><text:soft-page-break/><text:span text:style-name="T47"><text:tab/><text:tab/> <text:s text:c="28"/></text:span><text:span text:style-name="T20">m</text:span><text:span text:style-name="T47"><text:tab/></text:span></text:p>
      <text:p text:style-name="P10"><text:span text:style-name="T47"><text:tab/></text:span><text:span text:style-name="T32">θ</text:span><text:span text:style-name="T22">0</text:span><text:span text:style-name="T33">:=</text:span><text:span text:style-name="T32"> θ</text:span><text:span text:style-name="T22">0</text:span><text:span text:style-name="T21"> <text:s/></text:span><text:span text:style-name="T32">- </text:span><text:span text:style-name="T34">α *</text:span><text:span text:style-name="T45"> </text:span><text:span text:style-name="T35">(1/m) </text:span><text:span text:style-name="T32">∑ </text:span><text:span text:style-name="T36">( </text:span><text:span text:style-name="T32">h</text:span><text:span text:style-name="T21">θ</text:span><text:span text:style-name="T32">(x</text:span><text:span text:style-name="T9">(i)</text:span><text:span text:style-name="T32">) – </text:span><text:span text:style-name="T36">y</text:span><text:span text:style-name="T10">(i)</text:span><text:span text:style-name="T36">)</text:span></text:p>
      <text:p text:style-name="P10"><text:span text:style-name="T47"><text:tab/><text:tab/><text:tab/><text:tab/> <text:s text:c="7"/></text:span><text:span text:style-name="T11">i=0</text:span></text:p>
      <text:p text:style-name="P10"><text:span text:style-name="T47"><text:tab/><text:tab/> <text:s text:c="30"/></text:span><text:span text:style-name="T20">m</text:span><text:span text:style-name="T47"><text:tab/></text:span></text:p>
      <text:p text:style-name="P10"><text:span text:style-name="T47"><text:tab/></text:span><text:span text:style-name="T32">θ</text:span><text:span text:style-name="T22">1</text:span><text:span text:style-name="T33">:=</text:span><text:span text:style-name="T32"> θ</text:span><text:span text:style-name="T22">1</text:span><text:span text:style-name="T21"> <text:s/></text:span><text:span text:style-name="T32">- </text:span><text:span text:style-name="T34">α *</text:span><text:span text:style-name="T45"> </text:span><text:span text:style-name="T35">(1/m) </text:span><text:span text:style-name="T33">[</text:span><text:span text:style-name="T46"> </text:span><text:span text:style-name="T32">∑ </text:span><text:span text:style-name="T36">( </text:span><text:span text:style-name="T32">h</text:span><text:span text:style-name="T21">θ</text:span><text:span text:style-name="T32">(x</text:span><text:span text:style-name="T9">(i)</text:span><text:span text:style-name="T32">) – </text:span><text:span text:style-name="T36">y</text:span><text:span text:style-name="T10">(i)</text:span><text:span text:style-name="T36">)</text:span><text:span text:style-name="T10"> </text:span><text:span text:style-name="T36"><text:s/>* </text:span><text:span text:style-name="T37">x</text:span><text:span text:style-name="T12">(i)</text:span><text:span text:style-name="T33">]</text:span><text:span text:style-name="T10"> </text:span></text:p>
      <text:p text:style-name="P10"><text:span text:style-name="T47"><text:tab/><text:tab/><text:tab/><text:tab/> <text:s text:c="9"/></text:span><text:span text:style-name="T11">i=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6:03:24.111241906</meta:creation-date>
    <meta:generator>LibreOffice/5.0.5.2$Linux_X86_64 LibreOffice_project/00m0$Build-2</meta:generator>
    <dc:date>2016-06-09T22:43:55.989109508</dc:date>
    <meta:editing-duration>PT2H25M22S</meta:editing-duration>
    <meta:editing-cycles>18</meta:editing-cycles>
    <meta:document-statistic meta:table-count="0" meta:image-count="0" meta:object-count="0" meta:page-count="2" meta:paragraph-count="36" meta:word-count="231" meta:character-count="2196" meta:non-whitespace-character-count="1791"/>
  </office:meta>
</office:document-meta>
</file>